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, sans-serif"/>
  </office:font-face-decls>
  <office:automatic-styles>
    <style:style style:name="Таблица1" style:family="table">
      <style:table-properties style:width="11.585cm" table:align="left" fo:background-color="transparent">
        <style:background-image/>
      </style:table-properties>
    </style:style>
    <style:style style:name="Таблица1.A" style:family="table-column">
      <style:table-column-properties style:column-width="3.366cm"/>
    </style:style>
    <style:style style:name="Таблица1.B" style:family="table-column">
      <style:table-column-properties style:column-width="0.633cm"/>
    </style:style>
    <style:style style:name="Таблица1.C" style:family="table-column">
      <style:table-column-properties style:column-width="1.215cm"/>
    </style:style>
    <style:style style:name="Таблица1.D" style:family="table-column">
      <style:table-column-properties style:column-width="2.036cm"/>
    </style:style>
    <style:style style:name="Таблица1.E" style:family="table-column">
      <style:table-column-properties style:column-width="2.055cm"/>
    </style:style>
    <style:style style:name="Таблица1.F" style:family="table-column">
      <style:table-column-properties style:column-width="0.616cm"/>
    </style:style>
    <style:style style:name="Таблица1.G" style:family="table-column">
      <style:table-column-properties style:column-width="0.877cm"/>
    </style:style>
    <style:style style:name="Таблица1.H" style:family="table-column">
      <style:table-column-properties style:column-width="0.788cm"/>
    </style:style>
    <style:style style:name="Таблица1.A1" style:family="table-cell">
      <style:table-cell-properties style:vertical-align="middle" fo:padding="0cm" fo:border="none"/>
    </style:style>
    <style:style style:name="Таблица1.C1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cccccc"/>
    </style:style>
    <style:style style:name="Таблица1.3" style:family="table-row">
      <style:table-row-properties fo:background-color="transparent">
        <style:background-image/>
      </style:table-row-properties>
    </style:style>
    <style:style style:name="Таблица1.A3" style:family="table-cell">
      <style:table-cell-properties style:vertical-align="middle" fo:background-color="#ffff00" fo:padding-left="0cm" fo:padding-right="0cm" fo:padding-top="0cm" fo:padding-bottom="0.049cm" fo:border-left="none" fo:border-right="none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2c0d2" officeooo:paragraph-rsid="0012c0d2"/>
    </style:style>
    <style:style style:name="P3" style:family="paragraph" style:parent-style-name="Table_20_Contents">
      <style:paragraph-properties fo:margin-left="0cm" fo:margin-right="0cm" fo:margin-top="0cm" fo:margin-bottom="0.212cm" style:contextual-spacing="false" style:line-height-at-least="0.503cm" fo:text-align="start" style:justify-single-word="false" fo:text-indent="0cm" style:auto-text-indent="false"/>
      <style:text-properties fo:color="#333333" loext:opacity="100%" style:font-name="Tahoma" fo:font-size="9.75pt" fo:letter-spacing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/>
      <style:text-properties fo:color="#333333" loext:opacity="100%" style:font-name="Tahoma" fo:font-size="9pt" fo:font-weight="bold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/>
      <style:text-properties fo:color="#333333" loext:opacity="100%" style:font-name="Tahoma" fo:font-size="9pt" fo:font-weight="bold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476cm" fo:text-align="start" style:justify-single-word="false" fo:text-indent="0cm" style:auto-text-indent="false"/>
      <style:text-properties fo:color="#333333" loext:opacity="100%" style:font-name="Tahoma" fo:font-size="9pt" fo:font-weight="bold" fo:background-color="transparent" loext:padding="0cm" loext:border="none"/>
    </style:style>
    <style:style style:name="P7" style:family="paragraph" style:parent-style-name="Table_20_Contents">
      <style:paragraph-properties fo:margin-top="0cm" fo:margin-bottom="0cm" style:contextual-spacing="false" style:line-height-at-least="0.476cm"/>
      <style:text-properties fo:color="#333333" loext:opacity="100%" style:font-name="Tahoma" fo:font-size="9p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/>
      <style:text-properties fo:color="#333333" loext:opacity="100%" style:font-name="Tahoma" fo:font-size="9pt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style:line-height-at-least="0.476cm" fo:text-indent="0cm" style:auto-text-indent="false"/>
      <style:text-properties fo:color="#333333" loext:opacity="100%" style:font-name="Tahoma" fo:font-size="9pt" fo:background-color="transparent" loext:padding="0cm" loext:border="none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1" style:family="paragraph" style:parent-style-name="Text_20_body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333333" loext:opacity="100%" style:font-name="Tahoma" fo:font-size="9pt" fo:letter-spacing="normal" fo:font-style="normal" fo:font-weight="normal" loext:padding="0cm" loext:border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ixel2 - XXXX-<text:span text:style-name="T1">70</text:span>-X модификации с дисплеем и клавиатурой<text:line-break/>Pixel2 - XXXX-<text:span text:style-name="T1">10</text:span>-X модификации без клавиатуры (Индикаторы состояния I\O)</text:p>
      <text:p text:style-name="Text_20_body"><draw:frame draw:style-name="fr1" draw:name="Врезка1" text:anchor-type="paragraph" svg:width="11.585cm" draw:z-index="0"><draw:text-box fo:min-height="0cm"><table:table table:name="Таблица1" table:style-name="Таблица1"><table:table-column table:style-name="Таблица1.A"/><table:table-column table:style-name="Таблица1.B"/><table:table-column table:style-name="Таблица1.C"/><table:table-column table:style-name="Таблица1.D"/><table:table-column table:style-name="Таблица1.E"/><table:table-column table:style-name="Таблица1.F"/><table:table-column table:style-name="Таблица1.G"/><table:table-column table:style-name="Таблица1.H"/><table:table-row><table:table-cell table:style-name="Таблица1.A1" office:value-type="string"><text:p text:style-name="P3">Артикул</text:p></table:table-cell><table:table-cell table:style-name="Таблица1.A1" office:value-type="string"><text:p text:style-name="P4">Din</text:p></table:table-cell><table:table-cell table:style-name="Таблица1.C1" table:number-columns-spanned="3" office:value-type="string"><text:p text:style-name="P4">Dout</text:p></table:table-cell><table:covered-table-cell/><table:covered-table-cell/><table:table-cell table:style-name="Таблица1.A1" office:value-type="string"><text:p text:style-name="P4">Ain</text:p></table:table-cell><table:table-cell table:style-name="Таблица1.A1" office:value-type="string"><text:p text:style-name="P4">Aout</text:p></table:table-cell><table:table-cell table:style-name="Таблица1.A1" office:value-type="string"><text:p text:style-name="P4">EVD</text:p></table:table-cell></table:table-row><table:table-row><table:table-cell table:style-name="Таблица1.C1" office:value-type="string"><text:p text:style-name="P10"/></table:table-cell><table:table-cell table:style-name="Таблица1.C1" office:value-type="string"><text:p text:style-name="P10"/></table:table-cell><table:table-cell table:style-name="Таблица1.C1" office:value-type="string"><text:p text:style-name="P4">relay<text:line-break/>(реле)</text:p></table:table-cell><table:table-cell table:style-name="Таблица1.C1" office:value-type="string"><text:p text:style-name="P4">triac<text:line-break/>(симистор)</text:p></table:table-cell><table:table-cell table:style-name="Таблица1.C1" office:value-type="string"><text:p text:style-name="P4">opto<text:line-break/>(оптореле)</text:p></table:table-cell><table:table-cell table:style-name="Таблица1.C1" office:value-type="string"><text:p text:style-name="P10"/></table:table-cell><table:table-cell table:style-name="Таблица1.C1" office:value-type="string"><text:p text:style-name="P10"/></table:table-cell><table:table-cell table:style-name="Таблица1.C1" office:value-type="string"><text:p text:style-name="P10"/></table:table-cell></table:table-row><table:table-row table:style-name="Таблица1.3"><table:table-cell table:style-name="Таблица1.A3" office:value-type="string"><text:p text:style-name="P5">Pixel2 - 1020-XX-4</text:p></table:table-cell><table:table-cell table:style-name="Таблица1.A3" office:value-type="string"><text:p text:style-name="P8">8</text:p></table:table-cell><table:table-cell table:style-name="Таблица1.A3" office:value-type="string"><text:p text:style-name="P8">6</text:p></table:table-cell><table:table-cell table:style-name="Таблица1.A3" office:value-type="string"><text:p text:style-name="P8">-</text:p></table:table-cell><table:table-cell table:style-name="Таблица1.A3" office:value-type="string"><text:p text:style-name="P8">2</text:p></table:table-cell><table:table-cell table:style-name="Таблица1.A3" office:value-type="string"><text:p text:style-name="P8">8</text:p></table:table-cell><table:table-cell table:style-name="Таблица1.A3" office:value-type="string"><text:p text:style-name="P8">2</text:p></table:table-cell><table:table-cell table:style-name="Таблица1.A3" office:value-type="string"><text:p text:style-name="P8">-</text:p></table:table-cell></table:table-row><table:table-row table:style-name="Таблица1.3"><table:table-cell table:style-name="Таблица1.A3" office:value-type="string"><text:p text:style-name="P5">Pixel2 - 1021-XX-4</text:p></table:table-cell><table:table-cell table:style-name="Таблица1.A3" office:value-type="string"><text:p text:style-name="P8">8</text:p></table:table-cell><table:table-cell table:style-name="Таблица1.A3" office:value-type="string"><text:p text:style-name="P8">5</text:p></table:table-cell><table:table-cell table:style-name="Таблица1.A3" office:value-type="string"><text:p text:style-name="P8">-</text:p></table:table-cell><table:table-cell table:style-name="Таблица1.A3" office:value-type="string"><text:p text:style-name="P8">1</text:p></table:table-cell><table:table-cell table:style-name="Таблица1.A3" office:value-type="string"><text:p text:style-name="P8">8</text:p></table:table-cell><table:table-cell table:style-name="Таблица1.A3" office:value-type="string"><text:p text:style-name="P8">4</text:p></table:table-cell><table:table-cell table:style-name="Таблица1.A3" office:value-type="string"><text:p text:style-name="P8">-</text:p></table:table-cell></table:table-row><table:table-row><table:table-cell table:style-name="Таблица1.C1" office:value-type="string"><text:p text:style-name="P5">Pixel2 - 1025-XX-4</text:p></table:table-cell><table:table-cell table:style-name="Таблица1.C1" office:value-type="string"><text:p text:style-name="P8">8</text:p></table:table-cell><table:table-cell table:style-name="Таблица1.C1" office:value-type="string"><text:p text:style-name="P8">5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8</text:p></table:table-cell><table:table-cell table:style-name="Таблица1.C1" office:value-type="string"><text:p text:style-name="P8">2</text:p></table:table-cell><table:table-cell table:style-name="Таблица1.C1" office:value-type="string"><text:p text:style-name="P8">1</text:p></table:table-cell></table:table-row><table:table-row><table:table-cell table:style-name="Таблица1.C1" office:value-type="string"><text:p text:style-name="P5">Pixel2 - 1320-XX-4</text:p></table:table-cell><table:table-cell table:style-name="Таблица1.C1" office:value-type="string"><text:p text:style-name="P8">8</text:p></table:table-cell><table:table-cell table:style-name="Таблица1.C1" office:value-type="string"><text:p text:style-name="P8">6</text:p></table:table-cell><table:table-cell table:style-name="Таблица1.C1" office:value-type="string"><text:p text:style-name="P8">2</text:p></table:table-cell><table:table-cell table:style-name="Таблица1.C1" office:value-type="string"><text:p text:style-name="P8">2</text:p></table:table-cell><table:table-cell table:style-name="Таблица1.C1" office:value-type="string"><text:p text:style-name="P8">6</text:p></table:table-cell><table:table-cell table:style-name="Таблица1.C1" office:value-type="string"><text:p text:style-name="P8">2</text:p></table:table-cell><table:table-cell table:style-name="Таблица1.C1" office:value-type="string"><text:p text:style-name="P8">-</text:p></table:table-cell></table:table-row><table:table-row><table:table-cell table:style-name="Таблица1.C1" office:value-type="string"><text:p text:style-name="P5">Pixel2 - 1321-XX-4</text:p></table:table-cell><table:table-cell table:style-name="Таблица1.C1" office:value-type="string"><text:p text:style-name="P8">8</text:p></table:table-cell><table:table-cell table:style-name="Таблица1.C1" office:value-type="string"><text:p text:style-name="P8">5</text:p></table:table-cell><table:table-cell table:style-name="Таблица1.C1" office:value-type="string"><text:p text:style-name="P8">2</text:p></table:table-cell><table:table-cell table:style-name="Таблица1.C1" office:value-type="string"><text:p text:style-name="P8">1</text:p></table:table-cell><table:table-cell table:style-name="Таблица1.C1" office:value-type="string"><text:p text:style-name="P8">6</text:p></table:table-cell><table:table-cell table:style-name="Таблица1.C1" office:value-type="string"><text:p text:style-name="P8">4</text:p></table:table-cell><table:table-cell table:style-name="Таблица1.C1" office:value-type="string"><text:p text:style-name="P8">-</text:p></table:table-cell></table:table-row><table:table-row><table:table-cell table:style-name="Таблица1.C1" office:value-type="string"><text:p text:style-name="P6">Pixel2 - 3022-XX-4</text:p></table:table-cell><table:table-cell table:style-name="Таблица1.C1" office:value-type="string"><text:p text:style-name="P9">16</text:p></table:table-cell><table:table-cell table:style-name="Таблица1.C1" office:value-type="string"><text:p text:style-name="P9">12</text:p></table:table-cell><table:table-cell table:style-name="Таблица1.C1" office:value-type="string"><text:p text:style-name="P9">-</text:p></table:table-cell><table:table-cell table:style-name="Таблица1.C1" office:value-type="string"><text:p text:style-name="P9">-</text:p></table:table-cell><table:table-cell table:style-name="Таблица1.C1" office:value-type="string"><text:p text:style-name="P9">-</text:p></table:table-cell><table:table-cell table:style-name="Таблица1.C1" office:value-type="string"><text:p text:style-name="P9">-</text:p></table:table-cell><table:table-cell table:style-name="Таблица1.C1" office:value-type="string"><text:p text:style-name="P9">-</text:p></table:table-cell></table:table-row><table:table-row><table:table-cell table:style-name="Таблица1.C1" office:value-type="string"><text:p text:style-name="P5">Pixel2 - 3322-XX-4</text:p></table:table-cell><table:table-cell table:style-name="Таблица1.C1" office:value-type="string"><text:p text:style-name="P8">16</text:p></table:table-cell><table:table-cell table:style-name="Таблица1.C1" office:value-type="string"><text:p text:style-name="P8">8</text:p></table:table-cell><table:table-cell table:style-name="Таблица1.C1" office:value-type="string"><text:p text:style-name="P8">4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/table:table-row><table:table-row><table:table-cell table:style-name="Таблица1.C1" office:value-type="string"><text:p text:style-name="P5">Pixel2 - 3422-XX-4</text:p></table:table-cell><table:table-cell table:style-name="Таблица1.C1" office:value-type="string"><text:p text:style-name="P8">16</text:p></table:table-cell><table:table-cell table:style-name="Таблица1.C1" office:value-type="string"><text:p text:style-name="P8">8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4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/table:table-row><table:table-row><table:table-cell table:style-name="Таблица1.C1" office:value-type="string"><text:p text:style-name="P5">Pixel2 - 3030-XX-4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24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/table:table-row><table:table-row><table:table-cell table:style-name="Таблица1.C1" office:value-type="string"><text:p text:style-name="P5">Pixel2 - 2222-XX-4</text:p></table:table-cell><table:table-cell table:style-name="Таблица1.C1" office:value-type="string"><text:p text:style-name="P8">32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8">-</text:p></table:table-cell><table:table-cell table:style-name="Таблица1.C1" office:value-type="string"><text:p text:style-name="P7">-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Модификация со встроенным драйвером ЭРВ (EVD, Expansion Valve Driver) предназначена для управления холодильными установками с поддержанием стабильного перегрева испарителя при помощи регулировки степени открытия электронного расширительного вентиля с приводом шагового типа.</text:p>
      <text:p text:style-name="P1"/>
      <text:p text:style-name="P2">ЭРВ, симистор и оптореле нам незачем</text:p>
      <text:p text:style-name="P2">Aout — нужен один, для управления заслонкой горячей воды</text:p>
      <text:p text:style-name="P2">Ain — нужно штуки 4 для подключения датчиков температуры</text:p>
      <text:p text:style-name="P2">ну и Din — Dout — штук по 5</text:p>
      <text:p text:style-name="P2"/>
      <text:p text:style-name="P2">т.о. это наверно <text:span text:style-name="T2">Pixel2 — 1020-XX-4 </text:span>или <text:span text:style-name="T2">Pixel2 — 1021-XX-4</text:span></text:p>
      <text:p text:style-name="P2">еще, возможно, пригодится: <text:span text:style-name="T2">Сетевой модуль NA-407</text:span> - Предназначен для установки в ПЛК Segnetics в целях расширения коммуникационных возможностей контроллера. Представляет собой дополнительную плату с одним интерфейсом связи Ethernet. Будучи установленной в прибор, предоставляет прибору возможность работы в локальной сет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00:28:49.094473886</meta:creation-date>
    <dc:date>2026-02-06T01:03:34.753350365</dc:date>
    <meta:editing-duration>PT34M46S</meta:editing-duration>
    <meta:editing-cycles>1</meta:editing-cycles>
    <meta:generator>LibreOffice/7.4.7.2$Linux_X86_64 LibreOffice_project/40$Build-2</meta:generator>
    <meta:document-statistic meta:table-count="1" meta:image-count="0" meta:object-count="0" meta:page-count="1" meta:paragraph-count="97" meta:word-count="236" meta:character-count="1279" meta:non-whitespace-character-count="1134"/>
  </office:meta>
</office:document-meta>
</file>